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Sftp.put( String absolutePath , String remotePath , SftpProgress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sEntry.get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i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Sftp.mk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nnelSftp.c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nnelSftp.stat( String remo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Sftp.pw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Sftp.get( String s1 , String s2 , SftpProgressMonito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nnelSftp.ls( String remo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sEntry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